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 Extended" svg:font-family="'Lato Extended', Lato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ato" fo:language="en" fo:country="US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en" fo:country="US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666666" style:font-name="Lato Extended" fo:letter-spacing="normal" fo:font-style="normal" fo:font-weight="bold"/>
    </style:style>
    <style:style style:name="T2" style:family="text">
      <style:text-properties fo:font-variant="normal" fo:text-transform="none" fo:color="#666666" fo:letter-spacing="normal" fo:font-style="normal" fo:font-weight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ato" fo:language="en" fo:country="US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Name:</text:span> Kris Czaja <text:s text:c="3"/></text:p>
      <text:p text:style-name="P2"><text:span text:style-name="T4">Date:</text:span><text:span text:style-name="T3"> 04/17/2023</text:span></text:p>
      <text:p text:style-name="P2"><text:span text:style-name="T4">Course:</text:span><text:span text:style-name="T3"> IT FDN 130 A Sp 23: </text:span></text:p>
      <text:p text:style-name="P2"><text:span text:style-name="T3">Foundations Of Databases &amp; SQL Programming</text:span></text:p>
      <text:p text:style-name="P2"><text:span text:style-name="T3"/></text:p>
      <text:p text:style-name="P2"><text:span text:style-name="T3"/></text:p>
      <text:p text:style-name="P4"><text:span text:style-name="T3">Assignment 0 – Name of the Assignment</text:span></text:p>
      <text:p text:style-name="P4"><text:span text:style-name="T3"/></text:p>
      <text:p text:style-name="P5"><text:span text:style-name="T3">Introduction</text:span></text:p>
      <text:p text:style-name="P5"><text:span text:style-name="T3"/></text:p>
      <text:p text:style-name="P5"><text:span text:style-name="T3"/></text:p>
      <text:p text:style-name="P5"><text:span text:style-name="T3">Topic</text:span></text:p>
      <text:p text:style-name="P5"><text:span text:style-name="T3"/></text:p>
      <text:p text:style-name="P5"><text:span text:style-name="T3">Summ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 Extended" svg:font-family="'Lato Extended', Lato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7S</meta:editing-duration>
    <meta:editing-cycles>3</meta:editing-cycles>
    <meta:generator>OpenOffice/4.1.11$Win32 OpenOffice.org_project/4111m1$Build-9808</meta:generator>
    <dc:date>2023-04-17T19:30:14.73</dc:date>
    <meta:document-statistic meta:table-count="0" meta:image-count="0" meta:object-count="0" meta:page-count="1" meta:paragraph-count="8" meta:word-count="28" meta:character-count="167"/>
    <dc:creator>Radoslaw Hankiewicz</dc:creator>
    <meta:user-defined meta:name="Info 1"/>
    <meta:user-defined meta:name="Info 2"/>
    <meta:user-defined meta:name="Info 3"/>
    <meta:user-defined meta:name="Info 4"/>
  </office:meta>
</office:document-meta>
</file>